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1dd" officeooo:paragraph-rsid="001661dd"/>
    </style:style>
    <style:style style:name="P2" style:family="paragraph" style:parent-style-name="Standard">
      <style:text-properties officeooo:rsid="0017d174" officeooo:paragraph-rsid="0017d174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yatrip@LHLL0030:~$ <text:span text:style-name="T1">lsb_release -a</text:span></text:p>
      <text:p text:style-name="P1">No LSB modules are available.</text:p>
      <text:p text:style-name="P1">Distributor ID:<text:tab/>Ubuntu</text:p>
      <text:p text:style-name="P1">Description:<text:tab/>Ubuntu 22.04 LTS</text:p>
      <text:p text:style-name="P1">Release:<text:tab/>22.04</text:p>
      <text:p text:style-name="P1">Codename:<text:tab/>jammy</text:p>
      <text:p text:style-name="P1">gayatrip@LHLL0030:~$ <text:span text:style-name="T1">sudo -s</text:span></text:p>
      <text:p text:style-name="P1">[sudo] password for gayatrip: </text:p>
      <text:p text:style-name="P1">root@LHLL0030:/home/gayatrip# <text:span text:style-name="T1">cd /</text:span></text:p>
      <text:p text:style-name="P1">root@LHLL0030:/# <text:span text:style-name="T1">apt install git</text:span></text:p>
      <text:p text:style-name="P1">Reading package lists... Done</text:p>
      <text:p text:style-name="P1">Building dependency tree... Done</text:p>
      <text:p text:style-name="P1">Reading state information... Done</text:p>
      <text:p text:style-name="P1">The following additional packages will be installed:</text:p>
      <text:p text:style-name="P1"><text:s text:c="2"/>git-man liberror-perl</text:p>
      <text:p text:style-name="P1">Suggested packages:</text:p>
      <text:p text:style-name="P1"><text:s text:c="2"/>git-daemon-run | git-daemon-sysvinit git-doc git-email git-gui gitk gitweb</text:p>
      <text:p text:style-name="P1"><text:s text:c="2"/>git-cvs git-mediawiki git-svn</text:p>
      <text:p text:style-name="P1">The following NEW packages will be installed:</text:p>
      <text:p text:style-name="P1"><text:s text:c="2"/>git git-man liberror-perl</text:p>
      <text:p text:style-name="P1">0 upgraded, 3 newly installed, 0 to remove and 0 not upgraded.</text:p>
      <text:p text:style-name="P1">Need to get 4,108 kB of archives.</text:p>
      <text:p text:style-name="P1">After this operation, 20.9 MB of additional disk space will be used.</text:p>
      <text:p text:style-name="P1">Do you want to continue? [Y/n] y</text:p>
      <text:p text:style-name="P1">Get:1 http://in.archive.ubuntu.com/ubuntu jammy/main amd64 liberror-perl all 0.17029-1 [26.5 kB]</text:p>
      <text:p text:style-name="P1">Get:2 http://in.archive.ubuntu.com/ubuntu jammy-updates/main amd64 git-man all 1:2.34.1-1ubuntu1.2 [952 kB]</text:p>
      <text:p text:style-name="P1">Get:3 http://in.archive.ubuntu.com/ubuntu jammy-updates/main amd64 git amd64 1:2.34.1-1ubuntu1.2 [3,130 kB]</text:p>
      <text:p text:style-name="P1">Fetched 4,108 kB in 10s (401 kB/s) <text:s text:c="44"/></text:p>
      <text:p text:style-name="P1">Selecting previously unselected package liberror-perl.</text:p>
      <text:p text:style-name="P1">(Reading database ... 195709 files and directories currently installed.)</text:p>
      <text:p text:style-name="P1">Preparing to unpack .../liberror-perl_0.17029-1_all.deb ...</text:p>
      <text:p text:style-name="P1">Unpacking liberror-perl (0.17029-1) ...</text:p>
      <text:p text:style-name="P1">Selecting previously unselected package git-man.</text:p>
      <text:p text:style-name="P1">Preparing to unpack .../git-man_1%3a2.34.1-1ubuntu1.2_all.deb ...</text:p>
      <text:p text:style-name="P1">Unpacking git-man (1:2.34.1-1ubuntu1.2) ...</text:p>
      <text:p text:style-name="P1">Selecting previously unselected package git.</text:p>
      <text:p text:style-name="P1">Preparing to unpack .../git_1%3a2.34.1-1ubuntu1.2_amd64.deb ...</text:p>
      <text:p text:style-name="P1">Unpacking git (1:2.34.1-1ubuntu1.2) ...</text:p>
      <text:p text:style-name="P1">Setting up liberror-perl (0.17029-1) ...</text:p>
      <text:p text:style-name="P1">Setting up git-man (1:2.34.1-1ubuntu1.2) ...</text:p>
      <text:p text:style-name="P1">Setting up git (1:2.34.1-1ubuntu1.2) ...</text:p>
      <text:p text:style-name="P1">Processing triggers for man-db (2.10.2-1) ...</text:p>
      <text:p text:style-name="P1">root@LHLL0030:/# </text:p>
      <text:p text:style-name="P1">root@LHLL0030:/# </text:p>
      <text:p text:style-name="P1">root@LHLL0030:/#<text:span text:style-name="T1"> git --version</text:span></text:p>
      <text:p text:style-name="P1">git version 2.34.1</text:p>
      <text:p text:style-name="P1">root@LHLL0030:/# <text:span text:style-name="T1">git config --global user.name "linuxhelp"</text:span></text:p>
      <text:p text:style-name="P1">root@LHLL0030:/#<text:span text:style-name="T1"> git cofig --global user.email "user@linuxhelp.com.org"</text:span></text:p>
      <text:p text:style-name="P1">git: 'cofig' is not a git command. See 'git --help'.</text:p>
      <text:p text:style-name="P1"><text:soft-page-break/></text:p>
      <text:p text:style-name="P1">The most similar command is</text:p>
      <text:p text:style-name="P1"><text:tab/>config</text:p>
      <text:p text:style-name="P1">root@LHLL0030:/#<text:span text:style-name="T1"> git config --global user.email "user@linuxhelp.com.org"</text:span></text:p>
      <text:p text:style-name="P1">root@LHLL0030:/# vi -/.gitconfig</text:p>
      <text:p text:style-name="P1">VIM - Vi IMproved 8.2 (2019 Dec 12, compiled Apr 18 2022 19:26:30)</text:p>
      <text:p text:style-name="P1">Unknown option argument: "-/.gitconfig"</text:p>
      <text:p text:style-name="P1">More info with: "vim -h"</text:p>
      <text:p text:style-name="P1">root@LHLL0030:/# <text:span text:style-name="T1">vi ~/.gitconfig</text:span></text:p>
      <text:p text:style-name="P1"><text:span text:style-name="T1"/></text:p>
      <text:p text:style-name="P2"><text:span text:style-name="T1">ofter <text:s/>we need to exit form vi editor so <text:s/>we need to enter <text:s/>:wq </text:span></text:p>
      <text:p text:style-name="P1">root@LHLL0030:/# <text:span text:style-name="T1">git config --list</text:span></text:p>
      <text:p text:style-name="P1">user.name=linuxhelp</text:p>
      <text:p text:style-name="P1">user.email=user@linuxhelp.com.org</text:p>
      <text:p text:style-name="P1">root@LHLL0030:/# ^C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2T15:48:06.091192236</meta:creation-date>
    <dc:date>2022-05-12T16:10:10.425232164</dc:date>
    <meta:editing-duration>PT1M44S</meta:editing-duration>
    <meta:editing-cycles>1</meta:editing-cycles>
    <meta:document-statistic meta:table-count="0" meta:image-count="0" meta:object-count="0" meta:page-count="2" meta:paragraph-count="62" meta:word-count="319" meta:character-count="2644" meta:non-whitespace-character-count="2332"/>
    <meta:generator>LibreOffice/7.3.2.2$Linux_X86_64 LibreOffice_project/30$Build-2</meta:generator>
  </office:meta>
</office:document-meta>
</file>